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1" table:number-columns-repeated="4" table:default-cell-style-name="ce2"/>
        <table:table-row table:style-name="ro1">
          <table:table-cell table:number-columns-repeated="3"/>
          <table:table-cell table:style-name="ce1" office:value-type="string" calcext:value-type="string">
            <text:p>Mission Expenses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Sydney Payment</text:p>
          </table:table-cell>
          <table:table-cell table:number-columns-repeated="2"/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Loan Price?</text:p>
          </table:table-cell>
          <table:table-cell table:number-columns-repeated="2"/>
          <table:table-cell office:value-type="string" calcext:value-type="string">
            <text:p>Session 5: Mindflayer inf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5 Misha inf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5 Tempe Donation Pla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5 Taxi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/10gp</text:p>
          </table:table-cell>
          <table:table-cell table:number-columns-repeated="2"/>
          <table:table-cell office:value-type="string" calcext:value-type="string">
            <text:p>S4 Magic Runes for Spell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xt deposit required me to find 2 gold!</text:p>
          </table:table-cell>
          <table:table-cell table:number-columns-repeated="2"/>
          <table:table-cell office:value-type="string" calcext:value-type="string">
            <text:p>S4 Candy and Nuts (ration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: When I lef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3 F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2 Inn + Tortle Be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 Be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 “medical” advice (hangover tip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Personal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5</text:p>
          </table:table-cell>
          <table:table-cell table:style-name="Default" office:value-type="string" calcext:value-type="string">
            <text:p>-10 Silver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table:style-name="Default" office:value-type="string" calcext:value-type="string">
            <text:p>+150 Silver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1:52:14.482000000</meta:creation-date>
    <dc:date>2022-08-16T12:10:40.064000000</dc:date>
    <meta:editing-duration>PT7M55S</meta:editing-duration>
    <meta:editing-cycles>1</meta:editing-cycles>
    <meta:generator>LibreOffice/7.1.8.1$Windows_X86_64 LibreOffice_project/e1f30c802c3269a1d052614453f260e49458c82c</meta:generator>
    <meta:document-statistic meta:table-count="1" meta:cell-count="38" meta:object-count="0"/>
  </office:meta>
</office:document-meta>
</file>